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list-style-name="WW8Num1"/>
    <style:style style:name="T1" style:family="text">
      <style:text-properties fo:font-size="14pt" fo:font-weight="bold" style:font-size-asian="14pt" style:font-weight-asian="bold" style:font-weight-complex="bold"/>
    </style:style>
    <style:style style:name="T2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3" style:family="text">
      <style:text-properties officeooo:rsid="00093e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ZADANIE 1. </text:span><text:s/></text:p>
      <text:p text:style-name="Standard">W trzech niepustych plikach tekstowych wpisane są odpowiednie dane uczniów. </text:p>
      <text:p text:style-name="Standard"/>
      <text:p text:style-name="Standard">W pliku <text:span text:style-name="T2">nazwiska.txt</text:span> <text:s/>w każdej linijce znajduje się: </text:p>
      <text:p text:style-name="Standard">Numer ucznia</text:p>
      <text:p text:style-name="Standard">Nazwisko</text:p>
      <text:p text:style-name="Standard">Pierwsze imię</text:p>
      <text:p text:style-name="Standard">Drugie imię</text:p>
      <text:p text:style-name="Standard"/>
      <text:p text:style-name="Standard">Plik <text:span text:style-name="T2">dane-osobowe.txt</text:span> <text:s/>zawiera następujące informacje:</text:p>
      <text:p text:style-name="Standard">Numer ucznia,</text:p>
      <text:p text:style-name="Standard">Dzien urodzenia,</text:p>
      <text:p text:style-name="Standard">Miesiac urodzenia,</text:p>
      <text:p text:style-name="Standard">Ostatnie 2 cyfry roku urodzenia,</text:p>
      <text:p text:style-name="Standard">Miejsce urodzenia,</text:p>
      <text:p text:style-name="Standard">Województwo, w którym znajduje się miejsce urodzenia.</text:p>
      <text:p text:style-name="Standard"/>
      <text:p text:style-name="Standard">W pliku <text:span text:style-name="T2">oceny.txt</text:span> znajdują się następujące dane:</text:p>
      <text:p text:style-name="Standard">Numer ucznia,</text:p>
      <text:p text:style-name="Standard">Zach (ocena z zachowania)</text:p>
      <text:p text:style-name="Standard">Rel_Ety (ocena z religii lub etyki)</text:p>
      <text:p text:style-name="Standard">Jpol (ocena z języka polskiego)</text:p>
      <text:p text:style-name="Standard">Jang (ocena z języka angielskiego)</text:p>
      <text:p text:style-name="Standard">itd.</text:p>
      <text:p text:style-name="Standard"/>
      <text:list xml:id="list3300653220" text:style-name="WW8Num1">
        <text:list-item>
          <text:p text:style-name="P4">Utwórz kwerendę zawierającą nazwisko i imiona (pierwsze oraz drugie) uczniów płci żeńskiej z województwa pomorskiego posiadających średnią ze wszystkich przedmiotów powyżej 4,5 </text:p>
        </text:list-item>
      </text:list>
      <text:p text:style-name="P1"/>
      <text:list xml:id="list160848260943478" text:continue-numbering="true" text:style-name="WW8Num1">
        <text:list-item>
          <text:p text:style-name="P4">Utwórz kwerendę zawierającą tylko uczniów płci męskiej urodzonych po 1982 r., podając<text:span text:style-name="T3">ą</text:span> imiona, nazwisko, dzień, miesiąc, rok oraz miejsce urodzenia i ocenę z zachowania.</text:p>
        </text:list-item>
      </text:list>
      <text:p text:style-name="Akapit_20_z_20_listą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5.08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Akapit_20_z_20_listą" style:display-name="Akapit z listą" style:family="paragraph" style:parent-style-name="Standard">
      <style:paragraph-properties fo:margin-left="1.249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omyślna_20_czcionka_20_akapitu" style:display-name="Domyślna czcionka akapitu" style:family="text"/>
    <style:style style:name="Nagłówek_20_1_20_Znak" style:display-name="Nagłówek 1 Znak" style:family="text" style:parent-style-name="Domyślna_20_czcionka_20_akapitu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.251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ADANIE 2-1</dc:title>
    <meta:initial-creator>Ilo</meta:initial-creator>
    <meta:creation-date>2005-03-12T15:39:00</meta:creation-date>
    <dc:date>2017-10-22T16:08:46.595152043</dc:date>
    <meta:editing-cycles>15</meta:editing-cycles>
    <meta:editing-duration>PT18M3S</meta:editing-duration>
    <meta:generator>LibreOffice/5.4.1.2.0$Linux_X86_64 LibreOffice_project/40m0$Build-2</meta:generator>
    <meta:document-statistic meta:table-count="0" meta:image-count="0" meta:object-count="0" meta:page-count="1" meta:paragraph-count="23" meta:word-count="130" meta:character-count="929" meta:non-whitespace-character-count="817"/>
  </office:meta>
</office:document-meta>
</file>